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602cm" fo:margin-left="-0.191cm" fo:margin-top="0cm" fo:margin-bottom="0cm" table:align="left" style:writing-mode="lr-tb"/>
    </style:style>
    <style:style style:name="Tabelle1.A" style:family="table-column">
      <style:table-column-properties style:column-width="8.301cm"/>
    </style:style>
    <style:style style:name="Tabelle1.B" style:family="table-column">
      <style:table-column-properties style:column-width="8.29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2" style:family="table">
      <style:table-properties style:width="16.6cm" fo:margin-left="-0.191cm" fo:margin-top="0cm" fo:margin-bottom="0cm" table:align="left" style:writing-mode="lr-tb"/>
    </style:style>
    <style:style style:name="Tabelle2.A" style:family="table-column">
      <style:table-column-properties style:column-width="4.149cm"/>
    </style:style>
    <style:style style:name="Tabelle2.B" style:family="table-column">
      <style:table-column-properties style:column-width="4.15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2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.106cm" fo:margin-bottom="0.318cm" fo:line-height="100%"/>
    </style:style>
    <style:style style:name="P3" style:family="paragraph" style:parent-style-name="Title" style:master-page-name="Standard">
      <style:paragraph-properties fo:text-align="start" style:justify-single-word="false"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List_20_Bullet">
      <style:paragraph-properties fo:margin-top="0cm" fo:margin-bottom="0.071cm" fo:line-height="115%"/>
    </style:style>
    <style:style style:name="P6" style:family="paragraph" style:parent-style-name="List_20_Bullet_20_2">
      <style:paragraph-properties fo:margin-top="0cm" fo:margin-bottom="0.071cm" fo:line-height="115%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flichtenheft – Company &amp; Location Service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<text:span text:style-name="T1">Service-Name:</text:span></text:p>
          </table:table-cell>
          <table:table-cell table:style-name="Tabelle1.A1" office:value-type="string">
            <text:p text:style-name="P1">company-service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1">Version:</text:span></text:p>
          </table:table-cell>
          <table:table-cell table:style-name="Tabelle1.A1" office:value-type="string">
            <text:p text:style-name="P1">1.2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1">Stand:</text:span></text:p>
          </table:table-cell>
          <table:table-cell table:style-name="Tabelle1.A1" office:value-type="string">
            <text:p text:style-name="P1">17.02.2026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1">Geltungsbereich:</text:span></text:p>
          </table:table-cell>
          <table:table-cell table:style-name="Tabelle1.A1" office:value-type="string">
            <text:p text:style-name="P1">Modul/Service zur Verwaltung von Companies (Mandanten) und deren Locations (Standorte) inkl. Hauptstandort-Regel, Standortstatus (OPEN/CLOSED), Audit, Eventing (Outbox – empfohlen) sowie Security-Integration via JWT (Bearer Token) gem. IAM/Auth-Konvention. Wichtig: In V1.2 wird kein Soft-Delete verwendet; Löschungen erfolgen als Hard-Delete über einen orchestrierten Löschprozess (Deletion Workflow) zur Bereinigung von Folgedaten in anderen Services.</text:p>
          </table:table-cell>
        </table:table-row>
      </table:table>
      <text:p text:style-name="Standard"/>
      <text:list xml:id="list2223163623268501" text:style-name="Outline">
        <text:list-item>
          <text:p text:style-name="Heading_20_1">0. Änderungshistorie (Auszug)</text:p>
        </text:list-item>
      </text:list>
      <text:p text:style-name="Standard">V1.2</text:p>
      <text:p text:style-name="P5">Security: Umstellung auf JWT (Bearer Token) – Rechte/Scopes im Access Token (Pattern A).</text:p>
      <text:p text:style-name="P5">Auth-Service signiert JWT selbst; Resource Services validieren Signatur via Issuer-URI/JWKS (kid/Rotation).</text:p>
      <text:p text:style-name="P5">Access Token Lifetime: 10 Minuten (kurzlebig); Refresh Token separat (nicht Bestandteil dieses Services).</text:p>
      <text:p text:style-name="P5">Mandantentrennung: Tenant-Kontext ausschließlich aus JWT Claim tenant_id (Quelle der Wahrheit).</text:p>
      <text:p text:style-name="P5">Bootstrap/Registrierung: Auth-Service darf POST /api/v1/companies ausführen (ohne tenant_id), wobei Company + erste Location atomar angelegt werden (erste Location wird Hauptlocation).</text:p>
      <text:p text:style-name="P5">Löschung: Hard-Delete only – orchestrierter Löschprozess (Deletion Workflow) mit technischem Tombstone und Events zur Bereinigung in anderen Services (template-service, person-service, ...).</text:p>
      <text:p text:style-name="P5">Idempotenz: Bootstrap-Create und Delete sind idempotent (Idempotency-Key).</text:p>
      <text:p text:style-name="Standard"/>
      <text:list xml:id="list33785638" text:continue-numbering="true" text:style-name="Outline">
        <text:list-item>
          <text:p text:style-name="Heading_20_1">1. Einleitung</text:p>
          <text:list>
            <text:list-item>
              <text:h text:style-name="Heading_20_2" text:outline-level="2">1.1 Ziel</text:h>
            </text:list-item>
          </text:list>
        </text:list-item>
      </text:list>
      <text:p text:style-name="Standard">Ziel ist die zentrale Verwaltung von Company-Stammdaten (Mandant) und Locations (Standorte) innerhalb eines Multi-Mandanten-Systems. Jede Company besitzt mindestens eine Location und genau eine Hauptlocation.</text:p>
      <text:p text:style-name="Standard">Der Service stellt insbesondere sicher:</text:p>
      <text:p text:style-name="P5">beliebig viele Companies (Mandanten) im System</text:p>
      <text:p text:style-name="P5">pro Company mindestens 1 Location</text:p>
      <text:p text:style-name="P5"><text:soft-page-break/>pro Company genau 1 Hauptlocation</text:p>
      <text:p text:style-name="P5">Hauptlocation kann jederzeit gewechselt werden</text:p>
      <text:p text:style-name="P5">Locations können geschlossen werden (CLOSED), aber es muss mindestens eine OPEN Location verbleiben und die Hauptlocation muss immer OPEN sein</text:p>
      <text:p text:style-name="P5">Audit-Felder (wer/wann) bei Erstellung und Änderung</text:p>
      <text:p text:style-name="P5">Integration via Events (Outbox empfohlen) für lose Kopplung mit anderen Services</text:p>
      <text:p text:style-name="P5">Security via JWT/IAM: Mandantentrennung (tenant_id) + Scope-basierte Autorisierung</text:p>
      <text:p text:style-name="P5">Hard-Delete über Löschworkflow zur konsistenten Datenbereinigung in abhängigen Services</text:p>
      <text:p text:style-name="Standard"/>
      <text:list xml:id="list33773372" text:continue-numbering="true" text:style-name="Outline">
        <text:list-item>
          <text:list>
            <text:list-item>
              <text:h text:style-name="Heading_20_2" text:outline-level="2">1.2 Abgrenzung / Nicht-Ziele (MVP)</text:h>
            </text:list-item>
          </text:list>
        </text:list-item>
      </text:list>
      <text:p text:style-name="Standard">Nicht Bestandteil des MVP:</text:p>
      <text:p text:style-name="P5">Authentifizierung (Login, MFA, Refresh Token-Ausstellung) – erfolgt durch den Auth-Service.</text:p>
      <text:p text:style-name="P5">Benutzerverwaltung/Registrierung – User-Service / Auth-Service.</text:p>
      <text:p text:style-name="P5">Verwaltung von Kommunikationsdaten (E-Mail, Telefon, Adresse) – Communication-Service.</text:p>
      <text:p text:style-name="P5">Vollständiges revisionssicheres Audit-Log (append-only) – optional später (Events liefern Basis).</text:p>
      <text:p text:style-name="P5">Volltext-/Geo-Suche über externe Suchsysteme (Elastic/OpenSearch) – optional später.</text:p>
      <text:p text:style-name="Standard"/>
      <text:list xml:id="list33784169" text:continue-numbering="true" text:style-name="Outline">
        <text:list-item>
          <text:p text:style-name="Heading_20_1">2. Rahmenbedingungen / Technologie</text:p>
          <text:list>
            <text:list-item>
              <text:h text:style-name="Heading_20_2" text:outline-level="2">2.1 Technologie-Stack (MUSS)</text:h>
            </text:list-item>
          </text:list>
        </text:list-item>
      </text:list>
      <text:p text:style-name="P5">Backend: Java 21+ und Spring Boot 4.x</text:p>
      <text:p text:style-name="P5">Datenbank: MariaDB (MySQL kompatibel)</text:p>
      <text:p text:style-name="P5">API: REST/JSON</text:p>
      <text:p text:style-name="P5">IDs: UUID/ULID (String)</text:p>
      <text:p text:style-name="P5">Security: OAuth2 Resource Server (JWT) für Bearer Tokens (issuer-uri/jwks-uri konfigurierbar)</text:p>
      <text:p text:style-name="P5">OpenAPI/Swagger Dokumentation: vollständig (Definition of Done).</text:p>
      <text:p text:style-name="Standard"/>
      <text:list xml:id="list33785985" text:continue-numbering="true" text:style-name="Outline">
        <text:list-item>
          <text:list>
            <text:list-item>
              <text:h text:style-name="Heading_20_2" text:outline-level="2">2.2 Zeit- und Datumsstandard (MUSS)</text:h>
            </text:list-item>
          </text:list>
        </text:list-item>
      </text:list>
      <text:p text:style-name="P5">Alle Zeitpunkte in Responses/Requests als UTC (ISO-8601), z. B. 2026-02-12T12:00:00Z.</text:p>
      <text:p text:style-name="P5">Serverseitige Audit-Zeitpunkte werden in UTC gesetzt.</text:p>
      <text:p text:style-name="Standard"/>
      <text:list xml:id="list33792911" text:continue-numbering="true" text:style-name="Outline">
        <text:list-item>
          <text:p text:style-name="Heading_20_1">3. Fachliche Anforderungen</text:p>
          <text:list>
            <text:list-item>
              <text:h text:style-name="Heading_20_2" text:outline-level="2">3.1 Mandantenmodell / Zuordnung (MUSS)</text:h>
            </text:list-item>
          </text:list>
        </text:list-item>
      </text:list>
      <text:p text:style-name="Standard">Jeder Company- und Location-Datensatz ist eindeutig einem Mandanten zugeordnet:</text:p>
      <text:p text:style-name="P5">companyId ist die Mandanten-ID.</text:p>
      <text:p text:style-name="P5">Jede Location gehört genau zu einer Company: location.companyId.</text:p>
      <text:p text:style-name="P5">Alle DB-Zugriffe sind mandantenscharf; Cross-Tenant-Zugriff ist ausgeschlossen.</text:p>
      <text:p text:style-name="Standard"><text:soft-page-break/></text:p>
      <text:list xml:id="list33766876" text:continue-numbering="true" text:style-name="Outline">
        <text:list-item>
          <text:list>
            <text:list-item>
              <text:h text:style-name="Heading_20_2" text:outline-level="2">3.2 IDs (UUID/ULID) &amp; globale Eindeutigkeit (MUSS)</text:h>
            </text:list-item>
          </text:list>
        </text:list-item>
      </text:list>
      <text:p text:style-name="P5">companyId und locationId sind UUID/ULID Strings.</text:p>
      <text:p text:style-name="P5">locationId ist global eindeutig, damit die Route /api/v1/location/{locationId} ohne companyId möglich ist.</text:p>
      <text:p text:style-name="Standard"/>
      <text:list xml:id="list33781579" text:continue-numbering="true" text:style-name="Outline">
        <text:list-item>
          <text:list>
            <text:list-item>
              <text:h text:style-name="Heading_20_2" text:outline-level="2">3.3 Company-Felder (MUSS/SOLL)</text:h>
            </text:list-item>
          </text:list>
        </text:list-item>
      </text:list>
      <text:p text:style-name="Standard">MUSS (MVP):</text:p>
      <text:p text:style-name="P5">companyId</text:p>
      <text:p text:style-name="P5">name, optional displayName</text:p>
      <text:p text:style-name="P5">mainLocationId</text:p>
      <text:p text:style-name="P5">optional timezone, locale, logoFileRef</text:p>
      <text:p text:style-name="P5">Audit: createdAt/By, modifiedAt/By</text:p>
      <text:p text:style-name="P5">version (Optimistic Locking)</text:p>
      <text:p text:style-name="Standard"/>
      <text:p text:style-name="Standard">SOLL (typisch):</text:p>
      <text:p text:style-name="P5">nameNormalized (trim + lowercase) für Suche.</text:p>
      <text:p text:style-name="Standard"/>
      <text:list xml:id="list33788392" text:continue-numbering="true" text:style-name="Outline">
        <text:list-item>
          <text:list>
            <text:list-item>
              <text:h text:style-name="Heading_20_2" text:outline-level="2">3.4 Location-Felder (MUSS/SOLL)</text:h>
            </text:list-item>
          </text:list>
        </text:list-item>
      </text:list>
      <text:p text:style-name="Standard">MUSS (MVP):</text:p>
      <text:p text:style-name="P5">locationId</text:p>
      <text:p text:style-name="P5">companyId</text:p>
      <text:p text:style-name="P5">name</text:p>
      <text:p text:style-name="P5">status (OPEN/CLOSED)</text:p>
      <text:p text:style-name="P5">Close-Meta: closedAt/By, optional closedReason</text:p>
      <text:p text:style-name="P5">Audit: createdAt/By, modifiedAt/By</text:p>
      <text:p text:style-name="P5">version</text:p>
      <text:p text:style-name="Standard"/>
      <text:p text:style-name="Standard">SOLL (typisch):</text:p>
      <text:p text:style-name="P5">locationCode (pro Company optional eindeutig).</text:p>
      <text:p text:style-name="P5">timezone (Fallback auf Company timezone).</text:p>
      <text:p text:style-name="Standard"/>
      <text:list xml:id="list33787267" text:continue-numbering="true" text:style-name="Outline">
        <text:list-item>
          <text:list>
            <text:list-item>
              <text:h text:style-name="Heading_20_2" text:outline-level="2">3.5 Hauptlocation-Regel (MUSS)</text:h>
            </text:list-item>
          </text:list>
        </text:list-item>
      </text:list>
      <text:p text:style-name="P5">Pro Company existiert genau eine Hauptlocation.</text:p>
      <text:p text:style-name="P5">Hauptlocation wird über company.mainLocationId definiert.</text:p>
      <text:p text:style-name="P5">Hauptlocation MUSS existieren und OPEN sein.</text:p>
      <text:p text:style-name="Standard"/>
      <text:list xml:id="list33789902" text:continue-numbering="true" text:style-name="Outline">
        <text:list-item>
          <text:list>
            <text:list-item>
              <text:h text:style-name="Heading_20_2" text:outline-level="2"><text:soft-page-break/>3.6 Mindestanzahl aktiver Locations (MUSS)</text:h>
            </text:list-item>
          </text:list>
        </text:list-item>
      </text:list>
      <text:p text:style-name="P5">Pro Company muss jederzeit mindestens eine OPEN Location existieren.</text:p>
      <text:p text:style-name="P5">Das Schließen der letzten OPEN Location ist nicht erlaubt (409).</text:p>
      <text:p text:style-name="Standard"/>
      <text:list xml:id="list33792840" text:continue-numbering="true" text:style-name="Outline">
        <text:list-item>
          <text:list>
            <text:list-item>
              <text:h text:style-name="Heading_20_2" text:outline-level="2">3.7 Standort schließen / wieder öffnen (MUSS)</text:h>
            </text:list-item>
          </text:list>
        </text:list-item>
      </text:list>
      <text:p text:style-name="P5">Locations können geschlossen werden (status=CLOSED).</text:p>
      <text:p text:style-name="P5">Eine Location darf nicht geschlossen werden, wenn sie aktuelle Hauptlocation ist.</text:p>
      <text:p text:style-name="P5">Ein geschlossenes Objekt kann wieder geöffnet werden (status=OPEN).</text:p>
      <text:p text:style-name="Standard"/>
      <text:list xml:id="list33774779" text:continue-numbering="true" text:style-name="Outline">
        <text:list-item>
          <text:list>
            <text:list-item>
              <text:h text:style-name="Heading_20_2" text:outline-level="2">3.8 Hard-Delete &amp; Löschworkflow (MUSS)</text:h>
            </text:list-item>
          </text:list>
        </text:list-item>
      </text:list>
      <text:p text:style-name="Standard">In V1.2 gibt es kein Soft-Delete. Löschungen erfolgen als Hard-Delete. Da andere Services (z. B. template-service, person-service) Folgedaten zur companyId halten können, wird die Löschung als orchestrierter Löschworkflow umgesetzt.</text:p>
      <text:p text:style-name="Standard">MUSS:</text:p>
      <text:p text:style-name="P5">DELETE einer Company startet einen Deletion Workflow (asynchron) und ist idempotent (Idempotency-Key).</text:p>
      <text:p text:style-name="P5">Während Deletion in progress gilt die Company fachlich als nicht existent; normale GET/PUT/POST liefern 404.</text:p>
      <text:p text:style-name="P5">company-service erzeugt einen technischen Tombstone (DeletionTombstone) zur Prozesssteuerung (kein Soft-Delete der Company).</text:p>
      <text:p text:style-name="P5">company-service publiziert CompanyDeletionRequested (Outbox empfohlen).</text:p>
      <text:p text:style-name="P5">Abhängige Services löschen ihre Daten zur Company und bestätigen per CompanyDeletionCompleted (idempotent).</text:p>
      <text:p text:style-name="P5">Nach Eingang aller erforderlichen Bestätigungen (oder definiertem Timeout/Fehlerpfad) löscht company-service Company + Locations final und publiziert CompanyDeleted.</text:p>
      <text:p text:style-name="Standard"/>
      <text:p text:style-name="Standard">SOLL:</text:p>
      <text:p text:style-name="P5">Timeout/Fehlerbehandlung: Löschworkflow kann in FAILED übergehen; Monitoring/Alarmierung erforderlich.</text:p>
      <text:p text:style-name="P5">Optionaler Admin-Status-Endpunkt zur Abfrage des Löschfortschritts (nur mit Admin-Scope).</text:p>
      <text:p text:style-name="Standard"/>
      <text:list xml:id="list33770478" text:continue-numbering="true" text:style-name="Outline">
        <text:list-item>
          <text:list>
            <text:list-item>
              <text:h text:style-name="Heading_20_2" text:outline-level="2">3.9 Firmenlogo (SOLL)</text:h>
            </text:list-item>
          </text:list>
        </text:list-item>
      </text:list>
      <text:p text:style-name="P5">Company kann ein Logo haben, gespeichert als Referenz logoFileRef (kein Base64 in DB).</text:p>
      <text:p text:style-name="P5">Upload/Storage erfolgt außerhalb dieses Services (z. B. File-Service/Object Storage).</text:p>
      <text:p text:style-name="Standard"/>
      <text:list xml:id="list33775143" text:continue-numbering="true" text:style-name="Outline">
        <text:list-item>
          <text:list>
            <text:list-item>
              <text:h text:style-name="Heading_20_2" text:outline-level="2">3.10 Kommunikation (Abgrenzung, MUSS)</text:h>
            </text:list-item>
          </text:list>
        </text:list-item>
      </text:list>
      <text:p text:style-name="P5">Kommunikationsdaten werden nicht im company-service gespeichert.</text:p>
      <text:p text:style-name="P5">Integration erfolgt über Communication-Service via ownerType + ownerId.</text:p>
      <text:p text:style-name="Standard"/>
      <text:list xml:id="list33796276" text:continue-numbering="true" text:style-name="Outline">
        <text:list-item>
          <text:list>
            <text:list-item>
              <text:h text:style-name="Heading_20_2" text:outline-level="2"><text:soft-page-break/>3.11 Audit &amp; Versionierung (MUSS)</text:h>
            </text:list-item>
          </text:list>
        </text:list-item>
      </text:list>
      <text:p text:style-name="Standard">MUSS:</text:p>
      <text:p text:style-name="P5">Audit: createdAt/By, modifiedAt/By.</text:p>
      <text:p text:style-name="P5">Close Audit: closedAt/By bei Location Close.</text:p>
      <text:p text:style-name="P5">Optimistic Locking über version zur Vermeidung von Überschreibkonflikten, insbesondere bei setMainLocation, close/reopen.</text:p>
      <text:p text:style-name="Standard"/>
      <text:list xml:id="list33776466" text:continue-numbering="true" text:style-name="Outline">
        <text:list-item>
          <text:list>
            <text:list-item>
              <text:h text:style-name="Heading_20_2" text:outline-level="2">3.12 Domain-Events / Outbox (SOLL, empfohlen)</text:h>
            </text:list-item>
          </text:list>
        </text:list-item>
      </text:list>
      <text:p text:style-name="P5">Outbox Pattern: Domain-Event wird in derselben DB-Transaktion geschrieben (mind. für kritische Events).</text:p>
      <text:p text:style-name="P5">Events (minimal):</text:p>
      <text:p text:style-name="Standard"/>
      <text:p text:style-name="P6">CompanyCreated, CompanyUpdated, CompanyMainLocationChanged, CompanyDeletionRequested, CompanyDeleted, CompanyDeletionFailed</text:p>
      <text:p text:style-name="P6">LocationCreated, LocationUpdated, LocationClosed, LocationReopened</text:p>
      <text:p text:style-name="Standard"/>
      <text:p text:style-name="Standard"/>
      <text:list xml:id="list33766103" text:continue-numbering="true" text:style-name="Outline">
        <text:list-item>
          <text:p text:style-name="P4">4. Nicht-funktionale Anforderungen</text:p>
          <text:list>
            <text:list-item>
              <text:h text:style-name="Heading_20_2" text:outline-level="2">4.1 Sicherheit / Mandantentrennung (JWT/IAM) (MUSS)</text:h>
            </text:list-item>
          </text:list>
        </text:list-item>
      </text:list>
      <text:p text:style-name="Standard">Der company-service ist ein OAuth2 Resource Server. Er validiert JWT Access Tokens, die vom Auth-Service ausgestellt und signiert werden. Die Rechte/Scopes sind im Token enthalten (Pattern A).</text:p>
      <text:p text:style-name="Standard">MUSS:</text:p>
      <text:p text:style-name="P5">Signaturprüfung via issuer-uri oder jwks-uri (kid/Rotation). Tokens ohne verifizierbare Signatur werden abgewiesen (401).</text:p>
      <text:p text:style-name="P5">Audience-Check: Claim aud muss company-service enthalten (strict).</text:p>
      <text:p text:style-name="P5">Mandantenkontext ausschließlich aus tenant_id (Quelle der Wahrheit).</text:p>
      <text:p text:style-name="P5">Scopes über Claim scope (String) oder scp (Array).</text:p>
      <text:p text:style-name="Standard"/>
      <text:p text:style-name="Standard">Pflicht-Claims (MUSS):</text:p>
      <text:p text:style-name="P5">iss, sub, aud, exp, iat, jti</text:p>
      <text:p text:style-name="P5">tenant_id (für alle tenant-scharfen Endpoints). Ausnahme: Bootstrap-Create (siehe 4.1.4).</text:p>
      <text:p text:style-name="Standard"/>
      <text:p text:style-name="Standard">Scopes (MUSS, minimal):</text:p>
      <text:p text:style-name="P5">company:read – Lesen/Listen im eigenen Tenant (Company/Locations).</text:p>
      <text:p text:style-name="P5">company:write – Ändern im eigenen Tenant (Company/Locations, inkl. reopen).</text:p>
      <text:p text:style-name="P5">company:admin – administrative Aktionen (close, mainLocation, delete).</text:p>
      <text:p text:style-name="P5">company:create – Bootstrap: Company anlegen (Registrierung/Provisionierung).</text:p>
      <text:p text:style-name="Standard"/>
      <text:list xml:id="list33774491" text:continue-numbering="true" text:style-name="Outline">
        <text:list-item>
          <text:list>
            <text:list-item>
              <text:list>
                <text:list-item>
                  <text:h text:style-name="Heading_20_3" text:outline-level="3">4.1.1 Spezialfall: Location-Routen ohne companyId (MUSS)</text:h>
                </text:list-item>
              </text:list>
            </text:list-item>
          </text:list>
        </text:list-item>
      </text:list>
      <text:p text:style-name="Standard">Bei /api/v1/location/{locationId} MUSS serverseitig geprüft werden:</text:p>
      <text:p text:style-name="P5">location.companyId == tenant_id aus JWT.</text:p>
      <text:p text:style-name="P5">zusätzlich Scope-Prüfung im Company-Kontext.</text:p>
      <text:p text:style-name="Standard"/>
      <text:list xml:id="list33776388" text:continue-numbering="true" text:style-name="Outline">
        <text:list-item>
          <text:list>
            <text:list-item>
              <text:list>
                <text:list-item>
                  <text:h text:style-name="Heading_20_3" text:outline-level="3">4.1.2 Token-Laufzeiten (MUSS/SOLL)</text:h>
                </text:list-item>
              </text:list>
            </text:list-item>
          </text:list>
        </text:list-item>
      </text:list>
      <text:p text:style-name="P5">Access Token Lifetime: 10 Minuten (gegeben).</text:p>
      <text:p text:style-name="P5">Resource Services akzeptieren abgelaufene Tokens nicht (401).</text:p>
      <text:p text:style-name="P5">SOLL: Clock-Skew (kleines Zeitfenster) konfigurierbar.</text:p>
      <text:p text:style-name="P5">KANN: Sofort-Sperre (Kill-Switch) via tokensValidAfter (z. B. bei Incident) als spätere Erweiterung.</text:p>
      <text:p text:style-name="Standard"/>
      <text:list xml:id="list33796254" text:continue-numbering="true" text:style-name="Outline">
        <text:list-item>
          <text:list>
            <text:list-item>
              <text:list>
                <text:list-item>
                  <text:h text:style-name="Heading_20_3" text:outline-level="3">4.1.3 Tenant-Isolation (MUSS)</text:h>
                </text:list-item>
              </text:list>
            </text:list-item>
          </text:list>
        </text:list-item>
      </text:list>
      <text:p text:style-name="P5">Der Service akzeptiert keine tenantId/companyId aus Body/Query als Steuerungsfeld.</text:p>
      <text:p text:style-name="P5">Cross-Tenant Zugriff ist ausgeschlossen (403).</text:p>
      <text:p text:style-name="Standard"><text:soft-page-break/></text:p>
      <text:list xml:id="list33782142" text:continue-numbering="true" text:style-name="Outline">
        <text:list-item>
          <text:list>
            <text:list-item>
              <text:list>
                <text:list-item>
                  <text:h text:style-name="Heading_20_3" text:outline-level="3">4.1.4 Bootstrap: Company-Anlage bei Registrierung (MUSS)</text:h>
                </text:list-item>
              </text:list>
            </text:list-item>
          </text:list>
        </text:list-item>
      </text:list>
      <text:p text:style-name="Standard">Beim Start/bei Registrierung im Auth-Service darf eine Company angelegt werden. Dazu gilt:</text:p>
      <text:p text:style-name="P5">Endpoint: POST /api/v1/companies ist ohne tenant_id zulässig (Bootstrap-Flow).</text:p>
      <text:p text:style-name="P5">Der Call MUSS mit Scope company:create erfolgen.</text:p>
      <text:p text:style-name="P5">sub sollte den Service-Principal des Auth-Service enthalten (z. B. auth-service).</text:p>
      <text:p text:style-name="P5">Company + erste Location werden atomar angelegt; die erste Location wird automatisch Hauptlocation.</text:p>
      <text:p text:style-name="P5">Idempotenz ist verpflichtend (Idempotency-Key), um Retries in der Registrierung abzufangen.</text:p>
      <text:p text:style-name="Standard"/>
      <text:list xml:id="list33796674" text:continue-numbering="true" text:style-name="Outline">
        <text:list-item>
          <text:list>
            <text:list-item>
              <text:h text:style-name="Heading_20_2" text:outline-level="2">4.2 Logging/Tracing (SOLL)</text:h>
            </text:list-item>
          </text:list>
        </text:list-item>
      </text:list>
      <text:p text:style-name="P5">Jede Anfrage loggt correlationId/requestId, tenant_id (falls vorhanden), Endpoint, Dauer, Statuscode.</text:p>
      <text:p text:style-name="P5">Keine sensiblen Daten im Klartext loggen (z. B. Tokens).</text:p>
      <text:p text:style-name="Standard"/>
      <text:list xml:id="list33789060" text:continue-numbering="true" text:style-name="Outline">
        <text:list-item>
          <text:list>
            <text:list-item>
              <text:h text:style-name="Heading_20_2" text:outline-level="2">4.3 Caching (SOLL)</text:h>
            </text:list-item>
          </text:list>
        </text:list-item>
      </text:list>
      <text:p text:style-name="Standard">Siehe Abschnitt 8 (Caching).</text:p>
      <text:list xml:id="list33797135" text:continue-numbering="true" text:style-name="Outline">
        <text:list-item>
          <text:list>
            <text:list-item>
              <text:h text:style-name="Heading_20_2" text:outline-level="2">4.4 Zuverlässigkeit des Löschworkflows (MUSS/SOLL)</text:h>
            </text:list-item>
          </text:list>
        </text:list-item>
      </text:list>
      <text:p text:style-name="Standard">MUSS:</text:p>
      <text:p text:style-name="P5">Event-Delivery wird als at-least-once angenommen; alle Consumer müssen idempotent sein.</text:p>
      <text:p text:style-name="P5">Outbox Pattern wird für CompanyDeletionRequested und CompanyDeleted empfohlen.</text:p>
      <text:p text:style-name="P5">DELETE ist idempotent (Idempotency-Key) und liefert wiederholbar denselben Prozesszustand zurück.</text:p>
      <text:p text:style-name="Standard"/>
      <text:p text:style-name="Standard">SOLL:</text:p>
      <text:p text:style-name="P5">Retry + Dead-Letter für Löschbestätigungen/Events; Monitoring/Alarmierung bei FAILED oder Timeout.</text:p>
      <text:p text:style-name="Standard"/>
      <text:p text:style-name="Standard"/>
      <text:list xml:id="list33783465" text:continue-numbering="true" text:style-name="Outline">
        <text:list-item>
          <text:p text:style-name="P4">5. Datenmodell (logisch)</text:p>
          <text:list>
            <text:list-item>
              <text:h text:style-name="Heading_20_2" text:outline-level="2">5.1 Entity: Company</text:h>
            </text:list-item>
          </text:list>
        </text:list-item>
      </text:list>
      <text:p text:style-name="Standard">Kernfelder:</text:p>
      <text:p text:style-name="P5">companyId (UUID/ULID, String)</text:p>
      <text:p text:style-name="P5">name, optional displayName</text:p>
      <text:p text:style-name="P5">mainLocationId (UUID/ULID, String)</text:p>
      <text:p text:style-name="P5">optional timezone, locale, logoFileRef</text:p>
      <text:p text:style-name="P5">Audit: createdAt/By, modifiedAt/By</text:p>
      <text:p text:style-name="P5">version</text:p>
      <text:p text:style-name="Standard"/>
      <text:p text:style-name="Standard">Indizes (MUSS/SOLL):</text:p>
      <text:p text:style-name="P5">MUSS: PK(companyId)</text:p>
      <text:p text:style-name="P5">SOLL: (nameNormalized) für Suche</text:p>
      <text:p text:style-name="Standard"/>
      <text:list xml:id="list33779352" text:continue-numbering="true" text:style-name="Outline">
        <text:list-item>
          <text:list>
            <text:list-item>
              <text:h text:style-name="Heading_20_2" text:outline-level="2">5.2 Entity: Location</text:h>
            </text:list-item>
          </text:list>
        </text:list-item>
      </text:list>
      <text:p text:style-name="Standard">Kernfelder:</text:p>
      <text:p text:style-name="P5">locationId (UUID/ULID, String)</text:p>
      <text:p text:style-name="P5">companyId (FK logisch)</text:p>
      <text:p text:style-name="P5">name, optional locationCode, optional timezone</text:p>
      <text:p text:style-name="P5">status (OPEN/CLOSED)</text:p>
      <text:p text:style-name="P5">Close: closedAt/By, optional closedReason</text:p>
      <text:p text:style-name="P5">Audit: createdAt/By, modifiedAt/By</text:p>
      <text:p text:style-name="P5">version</text:p>
      <text:p text:style-name="Standard"/>
      <text:p text:style-name="Standard">Indizes (MUSS/SOLL):</text:p>
      <text:p text:style-name="P5">MUSS: PK(locationId)</text:p>
      <text:p text:style-name="P5">SOLL: (companyId, status) (z. B. für „mindestens eine OPEN“)</text:p>
      <text:p text:style-name="P5">SOLL: (companyId, nameNormalized)</text:p>
      <text:p text:style-name="P5">SOLL: Unique (companyId, locationCode) falls locationCode genutzt</text:p>
      <text:p text:style-name="Standard"/>
      <text:list xml:id="list33787208" text:continue-numbering="true" text:style-name="Outline">
        <text:list-item>
          <text:list>
            <text:list-item>
              <text:h text:style-name="Heading_20_2" text:outline-level="2">5.3 Technisch: DeletionTombstone (MUSS)</text:h>
            </text:list-item>
          </text:list>
        </text:list-item>
      </text:list>
      <text:p text:style-name="Standard">Der DeletionTombstone ist ein technisches Objekt zur Steuerung des Löschworkflows. Er ersetzt kein Soft-Delete der Company, sondern markiert den Prozesszustand, bis die Löschung finalisiert ist.</text:p>
      <text:p text:style-name="Standard">Kernfelder:</text:p>
      <text:p text:style-name="P5">deletionId (UUID, String)</text:p>
      <text:p text:style-name="P5"><text:soft-page-break/>companyId (UUID/ULID, String)</text:p>
      <text:p text:style-name="P5">state (IN_PROGRESS | FAILED | COMPLETED)</text:p>
      <text:p text:style-name="P5">requestedAtUtc, requestedBySub</text:p>
      <text:p text:style-name="P5">optional correlationId</text:p>
      <text:p text:style-name="P5">optional idempotencyKey</text:p>
      <text:p text:style-name="P5">SOLL: Tracking der erforderlichen/erhaltenen Acks (z. B. serviceName-Liste).</text:p>
      <text:p text:style-name="Standard"/>
      <text:list xml:id="list33787058" text:continue-numbering="true" text:style-name="Outline">
        <text:list-item>
          <text:list>
            <text:list-item>
              <text:h text:style-name="Heading_20_2" text:outline-level="2">5.4 Optional: OutboxEvent (SOLL)</text:h>
            </text:list-item>
          </text:list>
        </text:list-item>
      </text:list>
      <text:p text:style-name="P5">eventId, eventType, occurredAtUtc, companyId, optional locationId, actorSubjectId, payloadJson, status, retryCount</text:p>
      <text:p text:style-name="Standard"/>
      <text:p text:style-name="Standard"/>
      <text:list xml:id="list33769272" text:continue-numbering="true" text:style-name="Outline">
        <text:list-item>
          <text:p text:style-name="P4">6. REST-API Spezifikation (inkl. Zweck)</text:p>
          <text:list>
            <text:list-item>
              <text:h text:style-name="Heading_20_2" text:outline-level="2">6.1 Company</text:h>
            </text:list-item>
          </text:list>
        </text:list-item>
      </text:list>
      <text:p text:style-name="Standard">POST /api/v1/companies</text:p>
      <text:p text:style-name="Standard">Zweck: Company anlegen (inkl. initialer Location als Hauptlocation). Bootstrap erlaubt (ohne tenant_id). Scope: company:create. Idempotent via Idempotency-Key.</text:p>
      <text:p text:style-name="Standard">GET /api/v1/companies/{companyId}</text:p>
      <text:p text:style-name="Standard">Zweck: Company laden. Scope: company:read. Regel: companyId == tenant_id. Während Deletion in progress: 404.</text:p>
      <text:p text:style-name="Standard">PUT /api/v1/companies/{companyId}</text:p>
      <text:p text:style-name="Standard">Zweck: Company ändern. Scope: company:write. Regel: companyId == tenant_id.</text:p>
      <text:p text:style-name="Standard">PUT /api/v1/companies/{companyId}/main-location</text:p>
      <text:p text:style-name="Standard">Zweck: Hauptlocation wechseln. Scope: company:admin. Regeln: Ziel-Location muss zur Company gehören und OPEN sein.</text:p>
      <text:p text:style-name="Standard">PUT /api/v1/companies/{companyId}/logo</text:p>
      <text:p text:style-name="Standard">Zweck: Logo-Referenz setzen. Scope: company:write.</text:p>
      <text:p text:style-name="Standard">DELETE /api/v1/companies/{companyId}/logo</text:p>
      <text:p text:style-name="Standard">Zweck: Logo entfernen. Scope: company:write.</text:p>
      <text:p text:style-name="Standard">DELETE /api/v1/companies/{companyId}</text:p>
      <text:p text:style-name="Standard">Zweck: Hard-Delete einer Company über Deletion Workflow (asynchron). Scope: company:admin. Regel: companyId == tenant_id. Antwort: 202 Accepted + Deletion-Status. Während Deletion in progress gilt Company fachlich als nicht existent (404). Idempotent via Idempotency-Key.</text:p>
      <text:p text:style-name="Standard">GET /api/v1/companies/{companyId}/deletion-status (SOLL)</text:p>
      <text:p text:style-name="Standard">Zweck: Admin-Statusabfrage Löschworkflow. Scope: company:admin. Nur im eigenen Tenant. Liefert state/progress/startedAt.</text:p>
      <text:p text:style-name="Standard">GET /api/v1/companies (SOLL)</text:p>
      <text:p text:style-name="Standard">Zweck: Companies listen. Scope: company:read. Paging/Sort.</text:p>
      <text:list xml:id="list33770440" text:continue-numbering="true" text:style-name="Outline">
        <text:list-item>
          <text:list>
            <text:list-item>
              <text:h text:style-name="Heading_20_2" text:outline-level="2">6.2 Locations (company-bezogen, empfohlen für UI)</text:h>
            </text:list-item>
          </text:list>
        </text:list-item>
      </text:list>
      <text:p text:style-name="Standard">GET /api/v1/companies/{companyId}/locations (SOLL)</text:p>
      <text:p text:style-name="Standard">Zweck: Locations einer Company listen. Scope: company:read. Query (SOLL): status, nameContains, Paging/Sort.</text:p>
      <text:p text:style-name="Standard">POST /api/v1/companies/{companyId}/locations (SOLL)</text:p>
      <text:p text:style-name="Standard"><text:soft-page-break/>Zweck: Location anlegen (default OPEN). Scope: company:write.</text:p>
      <text:list xml:id="list33769061" text:continue-numbering="true" text:style-name="Outline">
        <text:list-item>
          <text:list>
            <text:list-item>
              <text:h text:style-name="Heading_20_2" text:outline-level="2">6.3 Location (ID-basiert)</text:h>
            </text:list-item>
          </text:list>
        </text:list-item>
      </text:list>
      <text:p text:style-name="Standard">GET /api/v1/location/{locationId}</text:p>
      <text:p text:style-name="Standard">Zweck: Location laden. Scope: company:read. MUSS: serverseitiger Tenant-Check (location.companyId == tenant_id).</text:p>
      <text:p text:style-name="Standard">PUT /api/v1/location/{locationId}</text:p>
      <text:p text:style-name="Standard">Zweck: Location ändern. Scope: company:write. MUSS: Tenant-Check.</text:p>
      <text:p text:style-name="Standard">POST /api/v1/location/{locationId}/close</text:p>
      <text:p text:style-name="Standard">Zweck: Location schließen (status=CLOSED). Scope: company:admin. Regeln: nicht Hauptlocation; nicht letzte OPEN Location; Tenant-Check.</text:p>
      <text:p text:style-name="Standard">POST /api/v1/location/{locationId}/reopen</text:p>
      <text:p text:style-name="Standard">Zweck: Location wieder öffnen (status=OPEN). Scope: company:write. Tenant-Check.</text:p>
      <text:p text:style-name="Standard">DELETE /api/v1/location/{locationId} (KANN)</text:p>
      <text:p text:style-name="Standard">Zweck: Hard-Delete einer Location. Scope: company:admin. Regeln: nicht Hauptlocation; nicht letzte OPEN Location; Tenant-Check. Hinweis: Falls andere Services locationId referenzieren, ist ein LocationDeleted-Event vorzusehen (KANN).</text:p>
      <text:p text:style-name="Standard"/>
      <text:list xml:id="list33787805" text:continue-numbering="true" text:style-name="Outline">
        <text:list-item>
          <text:p text:style-name="P4">7. DTOs (Beispiele)</text:p>
          <text:list>
            <text:list-item>
              <text:h text:style-name="Heading_20_2" text:outline-level="2">7.1 Create Company (mit initialer Location) – Request</text:h>
            </text:list-item>
          </text:list>
        </text:list-item>
      </text:list>
      <text:p text:style-name="P2"><text:span text:style-name="T2">{<text:line-break/> <text:s/>"name": "InnoLogic GmbH",<text:line-break/> <text:s/>"displayName": "InnoLogic",<text:line-break/> <text:s/>"timezone": "Europe/Berlin",<text:line-break/> <text:s/>"locale": "de-DE",<text:line-break/> <text:s/>"logoFileRef": "file_abc123",<text:line-break/> <text:s/>"initialLocation": {<text:line-break/> <text:s text:c="3"/>"name": "Bremen HQ",<text:line-break/> <text:s text:c="3"/>"locationCode": "HB-01",<text:line-break/> <text:s text:c="3"/>"timezone": "Europe/Berlin"<text:line-break/> <text:s/>}<text:line-break/>}</text:span></text:p>
      <text:list xml:id="list33772287" text:continue-numbering="true" text:style-name="Outline">
        <text:list-item>
          <text:list>
            <text:list-item>
              <text:h text:style-name="Heading_20_2" text:outline-level="2">7.2 Delete Company – Response (202 Accepted)</text:h>
            </text:list-item>
          </text:list>
        </text:list-item>
      </text:list>
      <text:p text:style-name="P2"><text:span text:style-name="T2">{<text:line-break/> <text:s/>"companyId": "01J3Z4Z8Q9F1K2M3N4P5R6S7T8",<text:line-break/> <text:s/>"deletionId": "a5f7d1b0-4c7f-4cc7-9e1f-0c2c2b7d9c4a",<text:line-break/> <text:s/>"state": "IN_PROGRESS",<text:line-break/> <text:s/>"startedAtUtc": "2026-02-12T12:34:00Z"<text:line-break/>}</text:span></text:p>
      <text:list xml:id="list33787178" text:continue-numbering="true" text:style-name="Outline">
        <text:list-item>
          <text:list>
            <text:list-item>
              <text:h text:style-name="Heading_20_2" text:outline-level="2">7.3 JWT Claims – Beispiel (Tenant Call)</text:h>
            </text:list-item>
          </text:list>
        </text:list-item>
      </text:list>
      <text:p text:style-name="P2"><text:span text:style-name="T2">{<text:line-break/> <text:s/>"iss": "https://auth.example.local",<text:line-break/> <text:s/>"sub": "user_123",<text:line-break/> <text:s/>"aud": ["company-service"],<text:line-break/> <text:s/>"exp": 1760000000,<text:line-break/> <text:s/>"iat": 1759999400,<text:line-break/> <text:s/>"jti": "01J...TOKEN...",<text:line-break/> <text:s/>"tenant_id": "01J3Z4Z8Q9F1K2M3N4P5R6S7T8",<text:line-break/> <text:s/>"scope": "company:read company:write"<text:line-break/>}</text:span></text:p>
      <text:list xml:id="list33779040" text:continue-numbering="true" text:style-name="Outline">
        <text:list-item>
          <text:list>
            <text:list-item>
              <text:h text:style-name="Heading_20_2" text:outline-level="2">7.4 JWT Claims – Beispiel (Bootstrap Create Company)</text:h>
            </text:list-item>
          </text:list>
        </text:list-item>
      </text:list>
      <text:p text:style-name="P2"><text:span text:style-name="T2">{<text:line-break/> <text:s/>"iss": "https://auth.example.local",<text:line-break/> <text:s/>"sub": "auth-service",<text:line-break/> <text:s/>"aud": ["company-service"],<text:line-break/> <text:s/>"exp": 1760000000,<text:line-break/> <text:s/>"iat": 1759999400,<text:line-break/> <text:s/>"jti": "01J...TOKEN...",<text:line-break/> <text:s/>"scope": "company:create"<text:line-break/>}</text:span></text:p>
      <text:list xml:id="list33787275" text:continue-numbering="true" text:style-name="Outline">
        <text:list-item>
          <text:p text:style-name="Heading_20_1">8. Caching (SOLL)</text:p>
        </text:list-item>
      </text:list>
      <text:p text:style-name="Standard">Ziele:</text:p>
      <text:p text:style-name="P5">Reduzierung DB-Last bei häufigen Reads (Company, Locations).</text:p>
      <text:p text:style-name="P5">Kurze TTLs, klare Invalidation-Strategie.</text:p>
      <text:p text:style-name="Standard"/>
      <text:p text:style-name="Standard">TTL (Beispiel):</text:p>
      <text:p text:style-name="P5"><text:soft-page-break/>Company: 60s</text:p>
      <text:p text:style-name="P5">Locations: 60s</text:p>
      <text:p text:style-name="Standard"/>
      <text:p text:style-name="Standard">Invalidation (MUSS, falls Caching aktiv):</text:p>
      <text:p text:style-name="P5">Nach PUT Company: Company-Cache invalidieren.</text:p>
      <text:p text:style-name="P5">Nach Location-Änderungen: Locations-Cache invalidieren.</text:p>
      <text:p text:style-name="P5">Nach Set Main Location: Company-Cache invalidieren.</text:p>
      <text:p text:style-name="P5">Bei Delete Company: alle Tenant-bezogenen Caches invalidieren.</text:p>
      <text:p text:style-name="Standard"/>
      <text:p text:style-name="Standard"/>
      <text:list xml:id="list33776596" text:continue-numbering="true" text:style-name="Outline">
        <text:list-item>
          <text:p text:style-name="P4">9. Fehlercodes (MUSS)</text:p>
        </text:list-item>
      </text:list>
      <text:p text:style-name="P5">400 Bad Request – Validierungsfehler (DTO).</text:p>
      <text:p text:style-name="P5">401 Unauthorized – fehlendes/ungültiges JWT (Signatur, exp, aud, iss).</text:p>
      <text:p text:style-name="P5">403 Forbidden – fehlender Scope oder Cross-Tenant Zugriff (tenant_id Mismatch).</text:p>
      <text:p text:style-name="P5">404 Not Found – Objekt existiert nicht (oder Deletion in progress).</text:p>
      <text:p text:style-name="P5">409 Conflict – fachliche Regel verletzt (z. B. letzte OPEN Location).</text:p>
      <text:p text:style-name="P5">202 Accepted – Delete Workflow gestartet (asynchron).</text:p>
      <text:p text:style-name="P5">500 Internal Server Error – unerwarteter Fehler.</text:p>
      <text:p text:style-name="Standard"/>
      <text:list xml:id="list33788170" text:continue-numbering="true" text:style-name="Outline">
        <text:list-item>
          <text:p text:style-name="Heading_20_1">10. Pagination &amp; Sort (SOLL)</text:p>
        </text:list-item>
      </text:list>
      <text:p text:style-name="Standard">Standard für Listen-Endpunkte:</text:p>
      <text:p text:style-name="P5">page (default 0), size (default 50, max z. B. 200)</text:p>
      <text:p text:style-name="P5">sort (z. B. name,createdAt; default: name)</text:p>
      <text:p text:style-name="Standard"/>
      <text:list xml:id="list33766374" text:continue-numbering="true" text:style-name="Outline">
        <text:list-item>
          <text:p text:style-name="Heading_20_1">11. Testing (MUSS/SOLL)</text:p>
        </text:list-item>
      </text:list>
      <text:p text:style-name="P5">Unit Tests: Services (Regeln: Hauptlocation, letzte OPEN Location).</text:p>
      <text:p text:style-name="P5">Integration Tests: REST + DB (Testcontainers MariaDB empfohlen).</text:p>
      <text:p text:style-name="P5">Security Tests: JWT-Validierung (aud/iss/exp, Signatur/JWKS), Scope-Prüfung, tenant_id Isolation.</text:p>
      <text:p text:style-name="P5">Deletion Workflow Tests: Idempotenz (Create/Delete), Eventing (Requested/Completed/Deleted), Timeout/Failed-Pfad.</text:p>
      <text:p text:style-name="Standard"/>
      <text:list xml:id="list33790922" text:continue-numbering="true" text:style-name="Outline">
        <text:list-item>
          <text:p text:style-name="Heading_20_1">12. MUSS/SOLL/KANN Übersicht</text:p>
        </text:list-item>
      </text:list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row table:style-name="Tabelle2.1">
          <table:table-cell table:style-name="Tabelle2.A1" office:value-type="string">
            <text:p text:style-name="P1"><text:span text:style-name="T1">Bereich</text:span></text:p>
          </table:table-cell>
          <table:table-cell table:style-name="Tabelle2.A1" office:value-type="string">
            <text:p text:style-name="P1"><text:span text:style-name="T1">MUSS</text:span></text:p>
          </table:table-cell>
          <table:table-cell table:style-name="Tabelle2.A1" office:value-type="string">
            <text:p text:style-name="P1"><text:span text:style-name="T1">SOLL</text:span></text:p>
          </table:table-cell>
          <table:table-cell table:style-name="Tabelle2.A1" office:value-type="string">
            <text:p text:style-name="P1"><text:span text:style-name="T1">KANN</text:span></text:p>
          </table:table-cell>
        </table:table-row>
        <table:table-row table:style-name="Tabelle2.1">
          <table:table-cell table:style-name="Tabelle2.A2" office:value-type="string">
            <text:p text:style-name="P1">Security</text:p>
          </table:table-cell>
          <table:table-cell table:style-name="Tabelle2.A2" office:value-type="string">
            <text:p text:style-name="P1">JWT Resource Server, JWKS Signaturprüfung, aud strict, tenant_id Isolation, Scopes company:*</text:p>
          </table:table-cell>
          <table:table-cell table:style-name="Tabelle2.A2" office:value-type="string">
            <text:p text:style-name="P1">Clock skew; Monitoring</text:p>
          </table:table-cell>
          <table:table-cell table:style-name="Tabelle2.A2" office:value-type="string">
            <text:p text:style-name="P1">Kill-Switch tokensValidAfter</text:p>
          </table:table-cell>
        </table:table-row>
        <table:table-row table:style-name="Tabelle2.1">
          <table:table-cell table:style-name="Tabelle2.A2" office:value-type="string">
            <text:p text:style-name="P1">Löschung</text:p>
          </table:table-cell>
          <table:table-cell table:style-name="Tabelle2.A2" office:value-type="string">
            <text:p text:style-name="P1">Hard-Delete only via Deletion Workflow, Tombstone, Events, Idempotency-Key</text:p>
          </table:table-cell>
          <table:table-cell table:style-name="Tabelle2.A2" office:value-type="string">
            <text:p text:style-name="P1">Timeout/Failed-Handling; Deletion-Status</text:p>
          </table:table-cell>
          <table:table-cell table:style-name="Tabelle2.A2" office:value-type="string">
            <text:p text:style-name="P1">LocationDeleted-Event oder Workflow</text:p>
          </table:table-cell>
        </table:table-row>
        <table:table-row table:style-name="Tabelle2.1">
          <table:table-cell table:style-name="Tabelle2.A2" office:value-type="string">
            <text:p text:style-name="P1">Fachliche Regeln</text:p>
          </table:table-cell>
          <table:table-cell table:style-name="Tabelle2.A2" office:value-type="string">
            <text:p text:style-name="P1">Hauptlocation, min. 1 OPEN Location, Close/Reopen</text:p>
          </table:table-cell>
          <table:table-cell table:style-name="Tabelle2.A2" office:value-type="string">
            <text:p text:style-name="P1">Suche/Filter</text:p>
          </table:table-cell>
          <table:table-cell table:style-name="Tabelle2.A2" office:value-type="string">
            <text:p text:style-name="P1">-</text:p>
          </table:table-cell>
        </table:table-row>
        <table:table-row table:style-name="Tabelle2.1">
          <table:table-cell table:style-name="Tabelle2.A2" office:value-type="string">
            <text:p text:style-name="P1">Eventing</text:p>
          </table:table-cell>
          <table:table-cell table:style-name="Tabelle2.A2" office:value-type="string">
            <text:p text:style-name="P1">Events bei Changes (mind. kritisch)</text:p>
          </table:table-cell>
          <table:table-cell table:style-name="Tabelle2.A2" office:value-type="string">
            <text:p text:style-name="P1">Outbox Pattern</text:p>
          </table:table-cell>
          <table:table-cell table:style-name="Tabelle2.A2" office:value-type="string">
            <text:p text:style-name="P1">-</text:p>
          </table:table-cell>
        </table:table-row>
      </table:table>
      <text:p text:style-name="Standard"/>
      <text:list xml:id="list33796838" text:continue-numbering="true" text:style-name="Outline">
        <text:list-item>
          <text:p text:style-name="Heading_20_1"><text:soft-page-break/>13. Besonderheiten / Sonderfälle (MUSS)</text:p>
        </text:list-item>
      </text:list>
      <text:p text:style-name="P5">Location-Routen ohne companyId: Tenant-Check immer über DB (location.companyId == tenant_id).</text:p>
      <text:p text:style-name="P5">In-flight Requests während Delete: Mutationen müssen DeletionTombstone prüfen und Requests ablehnen (404/409).</text:p>
      <text:p text:style-name="P5">Event-Duplikate: Consumer müssen idempotent sein (at-least-once).</text:p>
      <text:p text:style-name="P5">Abhängige Services: Bei CompanyDeletionRequested müssen Folgedaten gelöscht werden und CompanyDeletionCompleted gesendet werden.</text:p>
      <text:p text:style-name="P5">Timeout/Fehler: Bei ausbleibenden Acks muss der Workflow in FAILED gehen (Monitoring/Alarm).</text:p>
      <text:p text:style-name="P5">Idempotenz: Bootstrap-Create und Delete müssen Retries sauber abfangen (Idempotency-Key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cm" fo:margin-right="2.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OpenOffice/4.1.15$Win32 OpenOffice.org_project/4115m2$Build-9813</meta:generator>
    <meta:document-statistic meta:table-count="2" meta:image-count="0" meta:object-count="0" meta:page-count="15" meta:paragraph-count="306" meta:word-count="1942" meta:character-count="174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